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fo:font-size="14pt" officeooo:rsid="001a0e2f" officeooo:paragraph-rsid="002198ad" style:font-size-asian="14pt" style:font-size-complex="14pt"/>
    </style:style>
    <style:style style:name="P2" style:family="paragraph" style:parent-style-name="Standard">
      <style:paragraph-properties fo:line-height="150%"/>
      <style:text-properties style:font-name="Liberation Serif" fo:font-size="14pt" officeooo:rsid="002198ad" officeooo:paragraph-rsid="002198ad" style:font-size-asian="14pt" style:font-size-complex="14pt"/>
    </style:style>
    <style:style style:name="P3" style:family="paragraph" style:parent-style-name="Standard">
      <style:paragraph-properties fo:line-height="150%"/>
      <style:text-properties style:font-name="Liberation Serif" fo:font-size="14pt" officeooo:rsid="0022bb86" officeooo:paragraph-rsid="0022bb86" style:font-size-asian="14pt" style:font-size-complex="14pt"/>
    </style:style>
    <style:style style:name="P4" style:family="paragraph" style:parent-style-name="Standard" style:list-style-name="L1">
      <style:paragraph-properties fo:line-height="150%"/>
      <style:text-properties style:font-name="Liberation Serif" fo:font-size="14pt" officeooo:rsid="00261b72" officeooo:paragraph-rsid="00261fa1" style:font-size-asian="14pt" style:font-size-complex="14pt"/>
    </style:style>
    <style:style style:name="P5" style:family="paragraph" style:parent-style-name="Standard" style:list-style-name="L2">
      <style:paragraph-properties fo:line-height="150%"/>
      <style:text-properties style:font-name="Liberation Serif" fo:font-size="14pt" officeooo:rsid="00261b72" officeooo:paragraph-rsid="00261b72" style:font-size-asian="14pt" style:font-size-complex="14pt"/>
    </style:style>
    <style:style style:name="P6" style:family="paragraph" style:parent-style-name="Standard" style:list-style-name="L2">
      <style:paragraph-properties fo:line-height="150%"/>
      <style:text-properties style:font-name="Liberation Serif" fo:font-size="14pt" officeooo:rsid="00261fa1" officeooo:paragraph-rsid="00261fa1" style:font-size-asian="14pt" style:font-size-complex="14pt"/>
    </style:style>
    <style:style style:name="P7" style:family="paragraph" style:parent-style-name="Standard" style:list-style-name="L2">
      <style:paragraph-properties fo:line-height="150%"/>
      <style:text-properties style:font-name="Liberation Serif" fo:font-size="14pt" officeooo:rsid="00261b72" officeooo:paragraph-rsid="00261fa1" style:font-size-asian="14pt" style:font-size-complex="14pt"/>
    </style:style>
    <style:style style:name="P8" style:family="paragraph" style:parent-style-name="Standard" style:list-style-name="L3">
      <style:paragraph-properties fo:line-height="150%"/>
      <style:text-properties style:font-name="Liberation Serif" fo:font-size="14pt" officeooo:rsid="0022bb86" officeooo:paragraph-rsid="0022bb86" style:font-size-asian="14pt" style:font-size-complex="14pt"/>
    </style:style>
    <style:style style:name="P9" style:family="paragraph" style:parent-style-name="Standard" style:list-style-name="L3">
      <style:paragraph-properties fo:line-height="150%"/>
      <style:text-properties style:font-name="Liberation Serif" fo:font-size="14pt" officeooo:rsid="00261fa1" officeooo:paragraph-rsid="00261fa1" style:font-size-asian="14pt" style:font-size-complex="14pt"/>
    </style:style>
    <style:style style:name="P10" style:family="paragraph" style:parent-style-name="Standard" style:list-style-name="L3">
      <style:paragraph-properties fo:line-height="150%"/>
      <style:text-properties style:font-name="Liberation Serif" fo:font-size="14pt" officeooo:rsid="00279131" officeooo:paragraph-rsid="00279131" style:font-size-asian="14pt" style:font-size-complex="14pt"/>
    </style:style>
    <style:style style:name="P11" style:family="paragraph" style:parent-style-name="Standard" style:list-style-name="L4">
      <style:paragraph-properties fo:line-height="150%"/>
      <style:text-properties style:font-name="Liberation Serif" fo:font-size="14pt" officeooo:rsid="00279131" officeooo:paragraph-rsid="00279131" style:font-size-asian="14pt" style:font-size-complex="14pt"/>
    </style:style>
    <style:style style:name="P12" style:family="paragraph" style:parent-style-name="Standard" style:list-style-name="L4">
      <style:paragraph-properties fo:line-height="150%"/>
      <style:text-properties style:font-name="Liberation Serif" fo:font-size="14pt" fo:font-style="normal" officeooo:rsid="0028565f" officeooo:paragraph-rsid="0028565f" style:font-size-asian="14pt" style:font-style-asian="normal" style:font-size-complex="14pt" style:font-style-complex="normal"/>
    </style:style>
    <style:style style:name="P13" style:family="paragraph" style:parent-style-name="Standard" style:list-style-name="L5">
      <style:paragraph-properties fo:line-height="150%"/>
      <style:text-properties style:font-name="Liberation Serif" fo:font-size="14pt" officeooo:rsid="0028565f" officeooo:paragraph-rsid="0028565f" style:font-size-asian="14pt" style:font-size-complex="14pt"/>
    </style:style>
    <style:style style:name="P14" style:family="paragraph" style:parent-style-name="Standard" style:list-style-name="L6">
      <style:paragraph-properties fo:line-height="150%"/>
      <style:text-properties style:font-name="Liberation Serif" fo:font-size="14pt" officeooo:rsid="002a2107" officeooo:paragraph-rsid="002a2107" style:font-size-asian="14pt" style:font-size-complex="14pt"/>
    </style:style>
    <style:style style:name="P15" style:family="paragraph" style:parent-style-name="Standard" style:list-style-name="L6">
      <style:paragraph-properties fo:line-height="150%"/>
      <style:text-properties style:font-name="Liberation Serif" fo:font-size="14pt" officeooo:rsid="002bf997" officeooo:paragraph-rsid="002bf997" style:font-size-asian="14pt" style:font-size-complex="14pt"/>
    </style:style>
    <style:style style:name="P16" style:family="paragraph" style:parent-style-name="Standard" style:list-style-name="L7">
      <style:paragraph-properties fo:line-height="150%"/>
      <style:text-properties style:font-name="Liberation Serif" fo:font-size="14pt" officeooo:rsid="002c87c3" officeooo:paragraph-rsid="002c87c3" style:font-size-asian="14pt" style:font-size-complex="14pt"/>
    </style:style>
    <style:style style:name="P17" style:family="paragraph" style:parent-style-name="Standard" style:list-style-name="L8">
      <style:paragraph-properties fo:line-height="150%"/>
      <style:text-properties style:font-name="Liberation Serif" fo:font-size="14pt" officeooo:rsid="002c87c3" officeooo:paragraph-rsid="002c87c3" style:font-size-asian="14pt" style:font-size-complex="14pt"/>
    </style:style>
    <style:style style:name="P18" style:family="paragraph" style:parent-style-name="Standard" style:list-style-name="L9">
      <style:paragraph-properties fo:line-height="150%"/>
      <style:text-properties style:font-name="Liberation Serif" fo:font-size="14pt" officeooo:rsid="002c87c3" officeooo:paragraph-rsid="002c87c3" style:font-size-asian="14pt" style:font-size-complex="14pt"/>
    </style:style>
    <style:style style:name="T1" style:family="text">
      <style:text-properties officeooo:rsid="001d012e"/>
    </style:style>
    <style:style style:name="T2" style:family="text">
      <style:text-properties officeooo:rsid="001ad511"/>
    </style:style>
    <style:style style:name="T3" style:family="text">
      <style:text-properties officeooo:rsid="001bbc41"/>
    </style:style>
    <style:style style:name="T4" style:family="text">
      <style:text-properties fo:font-family="'Liberation Serif'" style:font-family-generic="roman" officeooo:rsid="001bbc41"/>
    </style:style>
    <style:style style:name="T5" style:family="text">
      <style:text-properties style:font-name="Liberation Serif" officeooo:rsid="001bbc41"/>
    </style:style>
    <style:style style:name="T6" style:family="text">
      <style:text-properties style:font-name="Liberation Serif" officeooo:rsid="001c43a8"/>
    </style:style>
    <style:style style:name="T7" style:family="text">
      <style:text-properties style:font-name="Liberation Serif" officeooo:rsid="001d012e"/>
    </style:style>
    <style:style style:name="T8" style:family="text">
      <style:text-properties style:font-name="Liberation Serif" officeooo:rsid="001d19de"/>
    </style:style>
    <style:style style:name="T9" style:family="text">
      <style:text-properties style:font-name="Liberation Serif" officeooo:rsid="001e447c"/>
    </style:style>
    <style:style style:name="T10" style:family="text">
      <style:text-properties style:font-name="Liberation Serif" officeooo:rsid="001fa8b3"/>
    </style:style>
    <style:style style:name="T11" style:family="text">
      <style:text-properties style:font-name="Liberation Serif" officeooo:rsid="002198ad"/>
    </style:style>
    <style:style style:name="T12" style:family="text">
      <style:text-properties officeooo:rsid="00227e88"/>
    </style:style>
    <style:style style:name="T13" style:family="text">
      <style:text-properties officeooo:rsid="0022bb86"/>
    </style:style>
    <style:style style:name="T14" style:family="text">
      <style:text-properties officeooo:rsid="00261b72"/>
    </style:style>
    <style:style style:name="T15" style:family="text">
      <style:text-properties officeooo:rsid="00261fa1"/>
    </style:style>
    <style:style style:name="T16" style:family="text">
      <style:text-properties officeooo:rsid="002e5270"/>
    </style:style>
    <style:style style:name="T17" style:family="text">
      <style:text-properties officeooo:rsid="0028565f"/>
    </style:style>
    <style:style style:name="T18" style:family="text">
      <style:text-properties fo:font-style="italic" officeooo:rsid="0028565f" style:font-style-asian="italic" style:font-style-complex="italic"/>
    </style:style>
    <style:style style:name="T19" style:family="text">
      <style:text-properties fo:font-style="normal" officeooo:rsid="0028565f" style:font-style-asian="normal" style:font-style-complex="normal"/>
    </style:style>
    <style:style style:name="T20" style:family="text">
      <style:text-properties officeooo:rsid="002c87c3"/>
    </style:style>
    <style:style style:name="T21" style:family="text">
      <style:text-properties officeooo:rsid="002dc50f"/>
    </style:style>
    <style:style style:name="T22" style:family="text">
      <style:text-properties officeooo:rsid="002bf997"/>
    </style:style>
    <style:style style:name="T23" style:family="text">
      <style:text-properties officeooo:rsid="00238596"/>
    </style:style>
    <style:style style:name="T24" style:family="text">
      <style:text-properties officeooo:rsid="00245769"/>
    </style:style>
    <style:style style:name="T25" style:family="text">
      <style:text-properties officeooo:rsid="002d050e"/>
    </style:style>
    <style:style style:name="T26" style:family="text">
      <style:text-properties officeooo:rsid="0025146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cynisme, l’une des influences philosophiques majeures en Grèce antique, <text:span text:style-name="T1">est un courant de pensée selon lequel l’homme doit chercher à vivre une vie vertueuse.</text:span><text:span text:style-name="T2"> Bien que la notion de vertu soit source de nombreux débats, elle est souvent reliée par les philosophes cyniques à une idée d’équilibre avec la nature. Ainsi vivre une vie vertueuse reviendrait à vivre une vie en accord avec ce que la nature nous donne. Nous retrouvons en effet cette idée dans le stoïcisme et dans l’épicurisme, tous deux inspirés du cynisme et prônant une certaine acceptation des aléas naturels, </text:span><text:span text:style-name="T3">et jusque chez Diogène de Synope qui privilégiait la vertu au sens de l’écoute de la nature à la convention sociale. De plus, dans la mythologie grecque nombre de dieux et de créatures incarnent des forces naturelles tels que Poséidon, </text:span><text:span text:style-name="T4">É</text:span><text:span text:style-name="T5">ole et Scylla incarnant respectivement l’océan, les vent et un maelström affrontés par Ulysse au cours de son voyage. Nous voyons ainsi que les grecs portent une révérence toute particulière à la nature en la considérant philosophiquement et religieusement comme une entité ayant sa volonté propre à laquelle l’homme doit se plier. Cependant, à travers nos progrès techniques nous avons appris à faire face à la nature en s’en protégeant voire en la dominant. </text:span><text:span text:style-name="T6">Nous avons ainsi aujourd’hui tendance à la voire comme un environnement inerte que nous pouvons modeler à notre convenance, cette posture étant à l’origine des problématiques écologiques actuelles. Corine Pelluchon vient ici s’opposer à cette réification en écrivant que « La nature n’est pas une entité impersonnelle pensée indépendamment de notre expérience qui est à la fois charnelle et culturelle, subjective et intersubjective ». </text:span></text:p>
      <text:p text:style-name="P1"><text:span text:style-name="T7">Dans </text:span><text:span text:style-name="T8">deuxième partie de cette citation</text:span><text:span text:style-name="T7">, l’autrice insiste sur la nature </text:span><text:span text:style-name="T8">variée de nos expériences. Nous pouvons définir l’expérience par l’épreuve personnelle que l’on fait d’une chose. Nous nous y confrontons et nous en tirons un savoir, une connaissance. Ainsi nous pouvons faire une expérience d’une chose physique </text:span><text:span text:style-name="T9">à travers nos sens tout comme nous pouvons faire l’expérience d’une pensée ou d’une idée. Notre pensée, en partie produit de notre culture, détermine le savoir qui en résulte et réciproquement ce dernier peut venir influer sur notre pensée. Le concept d’expérience subjective découle ainsi naturellement de cette définition ; d</text:span><text:span text:style-name="T10">e plus,</text:span><text:span text:style-name="T9"> bien </text:span><text:soft-page-break/><text:span text:style-name="T9">qu’il soit aisé d’affirmer que plusieurs personnes peuvent faire l’expérience d’une même chose, </text:span><text:span text:style-name="T10">il devient alors compliqué de parler d’expérience commune ou « intersubjective ». Nous pouvons nous rapprocher de cette idée en faisant le rapprochement avec une expérience culturelle, mais il demeure pertinent de se demander dans quelle mesure </text:span><text:span text:style-name="T11">il est possible de parler d’expérience collective.</text:span></text:p>
      <text:p text:style-name="P2">Pelluchon rejette dans l’ouverture de cette citation la position selon laquelle la nature serait un élément passif de notre milieu duquel nous serions indépendants. Il s’agit d’une entité qui influe et réagit à nos expériences et que nous devons considérer en tant que telle. <text:span text:style-name="T12">Cependant la nécessité de cette affirmation montre qu’aujourd’hui nous pourrions penser que notre expérience n’est pas nécessairement une expérience de la nature. </text:span><text:span text:style-name="T13">Nous pouvons donc nous demander dans quelle mesure il est correct d’affirmer que notre expérience n’est pas indépendante de la nature.</text:span></text:p>
      <text:p text:style-name="P3">I. Grâce à la technique nous faisons aujourd’hui des expériences qui semblent s’affranchir des lois naturelles.</text:p>
      <text:p text:style-name="P3">- <text:span text:style-name="T14">Nous mettons en place des solutions techniques afin de nous protéger des dangers de la nature.</text:span></text:p>
      <text:list text:style-name="L1">
        <text:list-item>
          <text:p text:style-name="P4">C : <text:span text:style-name="T15">p.12 «  La connaissance consiste concrètement dans la recherche de la sécurité par réduction des obstacles » : La connaissance nous permet d’augmenter notre sécurité en nous aidant à surmonter les difficultés auxquelles nous faisons face. Ainsi un obstacle physique nécessite la mise en place d’une solution elle aussi physique qui se fonde sur notre connaissance, c’est à dire que nous utilisons notre technique pour surmonter les difficultés.</text:span></text:p>
        </text:list-item>
        <text:list-item>
          <text:p text:style-name="P4">H : chalet qui protège de l’orage</text:p>
        </text:list-item>
        <text:list-item>
          <text:p text:style-name="P4">V : fusil électrique qui sauve Nemo du requin</text:p>
        </text:list-item>
      </text:list>
      <text:p text:style-name="P3">- <text:span text:style-name="T14">Cette sécurité nous permet par la suite </text:span><text:span text:style-name="T15">de nous construire un confort pourtant accessoire.</text:span></text:p>
      <text:list text:style-name="L2">
        <text:list-item>
          <text:p text:style-name="P5">H : nettoyage du chalet de l’alpage</text:p>
        </text:list-item>
        <text:list-item>
          <text:p text:style-name="P6">C : </text:p>
        </text:list-item>
        <text:list-item>
          <text:p text:style-name="P7">V : cigare, <text:span text:style-name="T15">Ned Land qui veut de la viande rouge</text:span></text:p>
        </text:list-item>
      </text:list>
      <text:p text:style-name="P3"><text:soft-page-break/>- <text:span text:style-name="T14">Notre technique semble nous donner un pouvoir tel sur la nature que nous avons tendance aujourd’hui à vouloir la dominer.</text:span></text:p>
      <text:list text:style-name="L3">
        <text:list-item>
          <text:p text:style-name="P8"><text:span text:style-name="T15">C : </text:span>L<text:span text:style-name="T15">yssenko</text:span></text:p>
        </text:list-item>
        <text:list-item>
          <text:p text:style-name="P9">V : « porteurs de côtelettes et de rosbifs »</text:p>
        </text:list-item>
        <text:list-item>
          <text:p text:style-name="P10">H : <text:span text:style-name="T16">temps artificiel des hommes haché par le tic-tac des horloges</text:span></text:p>
        </text:list-item>
      </text:list>
      <text:p text:style-name="P3"/>
      <text:p text:style-name="P3">II. Cependant nous continuons à faire des expériences directes de la nature</text:p>
      <text:p text:style-name="P3">- expérience à travers les sens</text:p>
      <text:list text:style-name="L4">
        <text:list-item>
          <text:p text:style-name="P11">H : fatigue physique</text:p>
        </text:list-item>
        <text:list-item>
          <text:p text:style-name="P11">C : <text:span text:style-name="T17">p.167 « Newton dans son </text:span><text:span text:style-name="T18">Optique</text:span><text:span text:style-name="T19">, considère l’éther comme étant en continuité dans l’air, dans l’œil, dans les nerfs et jusque dans les muscles » : l’éther serait un élément naturel dont seul le contact direct nous permet la vision…</text:span></text:p>
        </text:list-item>
        <text:list-item>
          <text:p text:style-name="P12">V : sens très utilisé par Aronnax pendant son périple à bord du Nautilus</text:p>
        </text:list-item>
      </text:list>
      <text:p text:style-name="P3">- soumis aux lois en tant que vivants</text:p>
      <text:list text:style-name="L5">
        <text:list-item>
          <text:p text:style-name="P13">V : faute d’air, l’homme a besoin de respirer</text:p>
        </text:list-item>
        <text:list-item>
          <text:p text:style-name="P13">H : <text:span text:style-name="T20">214 </text:span>« Je ne suis pas le dieu des lézards ni celui des chats » : l’héroïne est impuissante face à la mort naturelle des animaux</text:p>
        </text:list-item>
        <text:list-item>
          <text:p text:style-name="P13">C : « <text:span text:style-name="T21">l’homme est un vivant parmi les vivants »</text:span></text:p>
        </text:list-item>
      </text:list>
      <text:p text:style-name="P3">- volonté d’un retour à un rapport moins artificiel à la nature</text:p>
      <text:list text:style-name="L6">
        <text:list-item>
          <text:p text:style-name="P14">V : « je rêvais que mon existence se réduisait à la vie végétative d’un simple mollusque » <text:span text:style-name="T20">373</text:span></text:p>
        </text:list-item>
        <text:list-item>
          <text:p text:style-name="P14">C : « nous avons besoin parfois de nous sentir bêtes » p.16  : Nous ne pouvons faire de la biologie purement déductive, il faut reconnaître l’originalité du fait vital. Ainsi Canguilhem nous invite à nous défaire de certains artefacts de la connaissance qui pourraient <text:span text:style-name="T22">être erronés et à entreprendre une approche plus directe de la nature</text:span></text:p>
        </text:list-item>
        <text:list-item>
          <text:p text:style-name="P15">H : <text:span text:style-name="T20">221 </text:span>J<text:span text:style-name="T20">e préférait contempler le ciel à l’œil nu</text:span></text:p>
        </text:list-item>
      </text:list>
      <text:p text:style-name="P3"><text:soft-page-break/>III. <text:span text:style-name="T23">En tant que vivants nous évoluons dans un milieu que nous influençons et qui nous influence. Affirmer que notre expérience est une expérience de la nature rejoindrait alors la définition moderne de nature selon laquelle cette dernière est constituée de tout l’univers physique qui nous entoure.</text:span></text:p>
      <text:p text:style-name="P3">- <text:span text:style-name="T24">nous entretenons des liens d’interdépendance avec notre milieu. Nous pouvons alors étendre l’idée d’une expérience culturelle et réellement parler d’expérience intersubjective</text:span></text:p>
      <text:list text:style-name="L7">
        <text:list-item>
          <text:p text:style-name="P16">C : <text:span text:style-name="T21">idée principale évoquée dans le vivant et son milieu</text:span></text:p>
        </text:list-item>
        <text:list-item>
          <text:p text:style-name="P16">V : « <text:span text:style-name="T21">une perle de dix millions » : Nemo aide une huître pour en tirer profit</text:span> </text:p>
        </text:list-item>
        <text:list-item>
          <text:p text:style-name="P16">H : <text:span text:style-name="T21">Bella qui a besoin de l’héroïne pour vêler et l’héroïne qui a besoin du lait de Bella.</text:span></text:p>
        </text:list-item>
      </text:list>
      <text:p text:style-name="P3">- <text:span text:style-name="T24">nous nous constituons un milieu possédant ses propres règles, cependant ces dernières ne vont pas à l’encontre des lois naturelles</text:span></text:p>
      <text:list text:style-name="L8">
        <text:list-item>
          <text:p text:style-name="P17">C : « <text:span text:style-name="T25">il n’existe pas d’exceptions aux lois de la nature, seulement aux lois des naturalistes »</text:span></text:p>
        </text:list-item>
        <text:list-item>
          <text:p text:style-name="P17">V : Nautilus qui respecte les lois de la physique </text:p>
        </text:list-item>
        <text:list-item>
          <text:p text:style-name="P17">H : <text:span text:style-name="T25">Vie en accord avec la nature</text:span></text:p>
        </text:list-item>
      </text:list>
      <text:p text:style-name="P3">- <text:span text:style-name="T26">Les problématiques écologiques sont souvent minimisées car notre comportement destructeur vis à vis de la nature est un comportement naturel, or ces dernières ne nous posent pas d’obstacle concret immédiat, bien qu’elles soient annonciatrices de catastrophes dans un futur proche.</text:span></text:p>
      <text:list text:style-name="L9">
        <text:list-item>
          <text:p text:style-name="P18">V : les foudres du capitaine Nemo</text:p>
        </text:list-item>
        <text:list-item>
          <text:p text:style-name="P18">H : massacre final</text:p>
        </text:list-item>
        <text:list-item>
          <text:p text:style-name="P18">C : <text:span text:style-name="T21">machine et organisme : tentative de réduire le fait biologique à un produit de notre techniq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4T15:30:58.590266700</meta:creation-date>
    <dc:date>2026-01-28T19:38:16.845477900</dc:date>
    <meta:editing-duration>PT8H57M17S</meta:editing-duration>
    <meta:editing-cycles>5</meta:editing-cycles>
    <meta:generator>LibreOffice/25.8.3.2$Windows_X86_64 LibreOffice_project/8ca8d55c161d602844f5428fa4b58097424e324e</meta:generator>
    <meta:document-statistic meta:table-count="0" meta:image-count="0" meta:object-count="0" meta:page-count="4" meta:paragraph-count="43" meta:word-count="1223" meta:character-count="7196" meta:non-whitespace-character-count="6037"/>
  </office:meta>
</office:document-meta>
</file>